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c8626" officeooo:paragraph-rsid="000c8626"/>
    </style:style>
    <style:style style:name="P2" style:family="paragraph" style:parent-style-name="Text_20_body">
      <style:text-properties officeooo:rsid="000f6827" officeooo:paragraph-rsid="000f6827"/>
    </style:style>
    <style:style style:name="P3" style:family="paragraph" style:parent-style-name="Text_20_body">
      <style:text-properties fo:language="de" fo:country="DE" officeooo:rsid="00102a6a" officeooo:paragraph-rsid="00102a6a"/>
    </style:style>
    <style:style style:name="P4" style:family="paragraph" style:parent-style-name="Text_20_body">
      <style:text-properties officeooo:rsid="0010c9c3" officeooo:paragraph-rsid="0010c9c3"/>
    </style:style>
    <style:style style:name="P5" style:family="paragraph" style:parent-style-name="Title">
      <style:text-properties officeooo:rsid="000aca35" officeooo:paragraph-rsid="000aca35"/>
    </style:style>
    <style:style style:name="P6" style:family="paragraph" style:parent-style-name="Text_20_body" style:list-style-name="L1">
      <style:text-properties fo:language="en" fo:country="US" officeooo:rsid="000f6827" officeooo:paragraph-rsid="000f6827"/>
    </style:style>
    <style:style style:name="P7" style:family="paragraph" style:parent-style-name="Text_20_body" style:list-style-name="L1">
      <style:text-properties fo:language="en" fo:country="US" officeooo:rsid="000ff6ba" officeooo:paragraph-rsid="000ff6ba"/>
    </style:style>
    <style:style style:name="P8" style:family="paragraph" style:parent-style-name="Text_20_body" style:list-style-name="L2">
      <style:text-properties officeooo:rsid="000f6827" officeooo:paragraph-rsid="000f6827"/>
    </style:style>
    <style:style style:name="P9" style:family="paragraph" style:parent-style-name="Text_20_body" style:list-style-name="L2">
      <style:text-properties officeooo:rsid="000f6827" officeooo:paragraph-rsid="0011f0ec"/>
    </style:style>
    <style:style style:name="P10" style:family="paragraph" style:parent-style-name="Text_20_body" style:list-style-name="L2">
      <style:text-properties officeooo:rsid="000f6827" officeooo:paragraph-rsid="00175fab"/>
    </style:style>
    <style:style style:name="P11" style:family="paragraph" style:parent-style-name="Text_20_body" style:list-style-name="L2">
      <style:text-properties officeooo:rsid="000f6827" officeooo:paragraph-rsid="0015b4d0"/>
    </style:style>
    <style:style style:name="P12" style:family="paragraph" style:parent-style-name="Text_20_body" style:list-style-name="L2">
      <style:text-properties officeooo:rsid="0011f0ec" officeooo:paragraph-rsid="0011f0ec"/>
    </style:style>
    <style:style style:name="P13" style:family="paragraph" style:parent-style-name="Text_20_body" style:list-style-name="L2">
      <style:text-properties officeooo:rsid="001458b6" officeooo:paragraph-rsid="0020a0a8"/>
    </style:style>
    <style:style style:name="P14" style:family="paragraph" style:parent-style-name="Text_20_body" style:list-style-name="L2">
      <style:text-properties officeooo:rsid="00196f1c" officeooo:paragraph-rsid="00196f1c"/>
    </style:style>
    <style:style style:name="P15" style:family="paragraph" style:parent-style-name="Text_20_body" style:list-style-name="L3">
      <style:text-properties officeooo:rsid="001d4405" officeooo:paragraph-rsid="001d4405"/>
    </style:style>
    <style:style style:name="P16" style:family="paragraph" style:parent-style-name="Text_20_body" style:list-style-name="L3">
      <style:text-properties fo:language="de" fo:country="DE" officeooo:rsid="001e97f4" officeooo:paragraph-rsid="001e97f4"/>
    </style:style>
    <style:style style:name="P17" style:family="paragraph" style:parent-style-name="Text_20_body" style:list-style-name="L3">
      <style:text-properties fo:language="de" fo:country="DE" officeooo:rsid="001efcd3" officeooo:paragraph-rsid="001efcd3"/>
    </style:style>
    <style:style style:name="P18" style:family="paragraph" style:parent-style-name="Text_20_body" style:list-style-name="L3">
      <style:text-properties fo:language="de" fo:country="DE" officeooo:rsid="002240a9" officeooo:paragraph-rsid="002240a9"/>
    </style:style>
    <style:style style:name="P19" style:family="paragraph" style:parent-style-name="Heading_20_1">
      <style:text-properties officeooo:rsid="000c8626" officeooo:paragraph-rsid="000c8626"/>
    </style:style>
    <style:style style:name="T1" style:family="text">
      <style:text-properties officeooo:rsid="000ff6ba"/>
    </style:style>
    <style:style style:name="T2" style:family="text">
      <style:text-properties officeooo:rsid="0010c9c3"/>
    </style:style>
    <style:style style:name="T3" style:family="text">
      <style:text-properties officeooo:rsid="00110a9e"/>
    </style:style>
    <style:style style:name="T4" style:family="text">
      <style:text-properties officeooo:rsid="0011f0ec"/>
    </style:style>
    <style:style style:name="T5" style:family="text">
      <style:text-properties officeooo:rsid="001458b6"/>
    </style:style>
    <style:style style:name="T6" style:family="text">
      <style:text-properties officeooo:rsid="0015b4d0"/>
    </style:style>
    <style:style style:name="T7" style:family="text">
      <style:text-properties officeooo:rsid="001be567"/>
    </style:style>
    <style:style style:name="T8" style:family="text">
      <style:text-properties officeooo:rsid="001d4405"/>
    </style:style>
    <style:style style:name="T9" style:family="text">
      <style:text-properties fo:language="en" fo:country="US"/>
    </style:style>
    <style:style style:name="T10" style:family="text">
      <style:text-properties fo:language="en" fo:country="US" officeooo:rsid="001d4405"/>
    </style:style>
    <style:style style:name="T11" style:family="text">
      <style:text-properties fo:language="en" fo:country="US" officeooo:rsid="0020a0a8"/>
    </style:style>
    <style:style style:name="T12" style:family="text">
      <style:text-properties officeooo:rsid="0020a0a8"/>
    </style:style>
    <style:style style:name="T13" style:family="text">
      <style:text-properties officeooo:rsid="0023b3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KO</text:p>
      <text:h text:style-name="P19" text:outline-level="1">Grundsätzlicher Aufbau</text:h>
      <text:p text:style-name="P2">Die Debatte wurde unterteilt in 9 Zeitschritte</text:p>
      <text:list xml:id="list1478925354" text:style-name="L1">
        <text:list-item>
          <text:p text:style-name="P6">DLB‘s View: Rock Type Criterion &amp; Structure of Devon</text:p>
        </text:list-item>
        <text:list-item>
          <text:p text:style-name="P6">MUR &amp; LYE Respond Immediately to DLB: <text:s/>Fossil Criterion &amp; Lyellian Principle</text:p>
        </text:list-item>
        <text:list-item>
          <text:p text:style-name="P6">PHI (&amp; DLB) Responding: Local Variations &amp; Analogies From Other Regions</text:p>
        </text:list-item>
        <text:list-item>
          <text:p text:style-name="P6">MUR (&amp; SED): Results of Devon Campaign Presented at Bristol </text:p>
        </text:list-item>
        <text:list-item>
          <text:p text:style-name="P6">PHI (&amp; BUC) Responding at Bristol: Yorkshire Limestone</text:p>
        </text:list-item>
        <text:list-item>
          <text:p text:style-name="P6">WIL (&amp; HAR): Carboniferous Fossil Plants in North Devon Non-Culm</text:p>
        </text:list-item>
        <text:list-item>
          <text:p text:style-name="P6">AUS: Carboniferous Fossil Shells &amp; Corals in South Devon Non-Culm</text:p>
        </text:list-item>
        <text:list-item>
          <text:p text:style-name="P6">MUR <text:span text:style-name="T1">Formulating DEV &amp; DLB’s New Structure of Devon</text:span></text:p>
        </text:list-item>
        <text:list-item>
          <text:p text:style-name="P7">MUR: Russian Campaign</text:p>
        </text:list-item>
      </text:list>
      <text:p text:style-name="P3">Jeder Zeitschritt enthält alle Sätze und Argumente des vorherigen Zeitschrittes. Jeder Zeitschritt führt sowohl neue Sätze als auch Argumente ein.</text:p>
      <text:p text:style-name="P3">Alle Argumente und Sätze sind in <text:span text:style-name="T2">10 </text:span>Gruppen zusammengefasst. <text:span text:style-name="T3">Es werden niemals alle Gruppen durch neue Sätze oder Argumente ergänzt. Vielmehr gilt für jeden Zeitschritt: Es gibt mindestens zwei Gruppen die keine neuen Sätze oder Argumente enthalten.</text:span></text:p>
      <text:h text:style-name="Heading_20_2" text:outline-level="2">Gruppe<text:span text:style-name="T3">n</text:span></text:h>
      <text:p text:style-name="P4"><text:span text:style-name="T5">Hier werden d</text:span>ie 10 Gruppen der Rekonstruktion <text:span text:style-name="T4">kurz vorgestellt.</text:span></text:p>
      <text:list xml:id="list3427372897" text:style-name="L2">
        <text:list-item>
          <text:p text:style-name="P8">CM Plants in Non-CM Strata: <text:span text:style-name="T4">There are no Carboiferous plants in pre-ORS strata. </text:span></text:p>
          <text:p text:style-name="P12">Diese Überzeugung lässt sich durch LYE‘s Principle begründen und schränkt später, nämlich nach Fossilfunden in Nord- und Süd-Devon, den Raum möglicher Non-Culm-Datierungen ein</text:p>
        </text:list-item>
        <text:list-item>
          <text:p text:style-name="P9">Characteristica: <text:span text:style-name="T4">Was sind die Characteristica der ORS-Epoche? Was ist die characteristische Gesteinsart? Welche Fossilien sind charackteristisch? Welche Fossilienzusammenstellung ist charackteristisch? Eine Antwort auf die letzte Frage lässt sich mittels <text:s/>LYE‘s Principle geben.</text:span></text:p>
        </text:list-item>
        <text:list-item>
          <text:p text:style-name="P13">Correlations With Other Regions: Hier wird der Einfluss anderer Regionen als Devonshire <text:span text:style-name="T12">r</text:span>ekonstruiert, nämlich Schottland, Pembrokeshire und Russland </text:p>
        </text:list-item>
        <text:list-item>
          <text:p text:style-name="P8">Dating of the Culm Limestone</text:p>
          <text:p text:style-name="P14">Hier finden sich atomare als auch einige zusammengesetzte Datierungshypothesen. Diese werden begründet durch Datierungsprinzipien und <text:span text:style-name="T7">andere Aussagen</text:span></text:p>
        </text:list-item>
        <text:list-item>
          <text:p text:style-name="P8"><text:soft-page-break/>Dating of the Main Culm</text:p>
          <text:p text:style-name="P14">Siehe 4</text:p>
        </text:list-item>
        <text:list-item>
          <text:p text:style-name="P8">Dating of the Non-Culm</text:p>
          <text:p text:style-name="P14">Siehe 4 und 5</text:p>
        </text:list-item>
        <text:list-item>
          <text:p text:style-name="P8">Evidence</text:p>
        </text:list-item>
        <text:list-item>
          <text:p text:style-name="P8">Rocks, Fossils and Time – Principles: <text:span text:style-name="T6">Datierungsprinzipien sind hier gesammelt. Angriffe, die sich durch die Annahme von lokalen Variationen sowohl in Fauna und Flora als auch Sedimentierung ergeben sind ebenfalls hier rekonstruiert</text:span></text:p>
        </text:list-item>
        <text:list-item>
          <text:p text:style-name="P10">Gap in the Sequence: <text:span text:style-name="T6">Falls man (i) von einer bestimmenten zeitlichen Reihenfolge der Gesteinsschichten in Devon ausgeht und zusätzlich (ii) von einer ungebrochenen Sequenz, so ergeben sich Einschränkungen für den Raum möglicher Datierungen dieser Gesteinschichten</text:span></text:p>
        </text:list-item>
        <text:list-item>
          <text:p text:style-name="P11">Youngest Devonian Strata: <text:span text:style-name="T6">Falls man von einer bestimmenten zeitlichen Reihenfolge der Gesteinsschichten in Devon ausgeht, so ergeben sich Einschränkungen für den Raum möglicher Datierungen dieser Gesteinschichten. </text:span></text:p>
        </text:list-item>
      </text:list>
      <text:h text:style-name="Heading_20_2" text:outline-level="2">Argument-Typen</text:h>
      <text:p text:style-name="Text_20_body"/>
      <text:h text:style-name="P19" text:outline-level="1">Auslassungen</text:h>
      <text:list xml:id="list493307257" text:style-name="L3">
        <text:list-item>
          <text:p text:style-name="P15">Evidenzen des Typs: <text:span text:style-name="T9">[Gap in the Sequence – Observed at Locality X] </text:span><text:s/>bzw. <text:span text:style-name="T9">[Unbroken Sequence – Observed at Locality X]</text:span></text:p>
          <text:p text:style-name="P16">Diese waren über den gesamten Verlauf der Debatte höchst umstritten. Darüber <text:span text:style-name="T12">lässt sich jeder Satz der Form</text:span> <text:span text:style-name="T10">[Gap in the Sequence – Observed at Locality X] </text:span><text:span text:style-name="T8">bzw. </text:span><text:span text:style-name="T10">[Unbroken Sequence – Observed at Locality X] </text:span><text:span text:style-name="T12">als lokale Besonderheit abtun</text:span></text:p>
        </text:list-item>
        <text:list-item>
          <text:p text:style-name="P16">Fallbeispiele aus Irland, den französischen Alpen und Nordamerika</text:p>
        </text:list-item>
        <text:list-item>
          <text:p text:style-name="P18">Fallbeispiele aus Südwest-England, nämlich Mendip Hills und Manacaan Culm </text:p>
        </text:list-item>
        <text:list-item>
          <text:p text:style-name="P17">Culm Saddle</text:p>
        </text:list-item>
      </text:list>
      <text:h text:style-name="P19" text:outline-level="1">Problem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3:26:41.080257299</meta:creation-date>
    <meta:generator>LibreOffice/6.1.5.2$Linux_X86_64 LibreOffice_project/10$Build-2</meta:generator>
    <dc:date>2020-08-20T11:12:59.984452399</dc:date>
    <meta:editing-duration>PT3H20M43S</meta:editing-duration>
    <meta:editing-cycles>18</meta:editing-cycles>
    <meta:document-statistic meta:table-count="0" meta:image-count="0" meta:object-count="0" meta:page-count="2" meta:paragraph-count="38" meta:word-count="474" meta:character-count="3274" meta:non-whitespace-character-count="2848"/>
  </office:meta>
</office:document-meta>
</file>